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18.91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18.91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1.34cm" fo:min-width="7.708cm" loext:decorative="false"/>
      <style:paragraph-properties style:writing-mode="lr-tb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1.925cm" fo:min-width="7.70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44cm" fo:min-width="12.52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15cm" svg:height="2.857cm" svg:x="0cm" svg:y="1.635cm">
          <text:p text:style-name="P1">Music tra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415cm" svg:height="2.857cm" svg:x="0cm" svg:y="5.735cm">
          <text:p text:style-name="P1">playb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415cm" svg:height="2.857cm" svg:x="0cm" svg:y="9.7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415cm" svg:height="2.857cm" svg:x="0cm" svg:y="13.7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08cm" svg:height="21.59cm" svg:x="19.732cm" svg:y="0cm">
          <text:p text:style-name="P1">Voting cha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08cm" svg:height="2.175cm" svg:x="19.732cm" svg:y="19.415cm">
          <text:p text:style-name="P1">Scale 1-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415cm" svg:height="3.81cm" svg:x="1.317cm" svg:y="17.51cm">
          <text:p text:style-name="P1">If majority gives 1, then skip so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5T18:19:03.639136217</meta:creation-date>
    <dc:date>2025-06-05T18:26:43.457949400</dc:date>
    <meta:editing-duration>PT7M40S</meta:editing-duration>
    <meta:editing-cycles>1</meta:editing-cycles>
    <meta:generator>LibreOffice/25.2.3.2$Linux_X86_64 LibreOffice_project/520$Build-2</meta:generator>
    <meta:document-statistic meta:object-count="7"/>
  </office:meta>
</office:document-meta>
</file>